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font-variant="normal" fo:text-transform="none" fo:color="#000000" style:font-name="sans-serif" fo:font-size="9pt" fo:letter-spacing="normal" fo:font-style="normal" fo:font-weight="normal" fo:background-color="transparent"/>
    </style:style>
    <style:style style:name="P3" style:family="paragraph" style:parent-style-name="Standard">
      <style:paragraph-properties fo:text-align="start" style:justify-single-word="false"/>
    </style:style>
    <style:style style:name="T1" style:family="text">
      <style:text-properties fo:font-variant="normal" fo:text-transform="none" fo:color="#000000" style:font-name="sans-serif" fo:font-size="9pt" fo:letter-spacing="normal" fo:font-style="normal" fo:font-weight="normal" fo:background-color="transparent"/>
    </style:style>
    <style:style style:name="T2" style:family="text">
      <style:text-properties fo:font-variant="normal" fo:text-transform="none" fo:color="#000000" style:font-name="sans-serif" fo:font-size="9pt" fo:letter-spacing="normal" fo:font-style="normal" fo:font-weight="bold" fo:background-color="transparent"/>
    </style:style>
    <style:style style:name="T3" style:family="text">
      <style:text-properties fo:font-variant="normal" fo:text-transform="none" fo:color="#000000" fo:letter-spacing="normal" fo:background-color="transparent"/>
    </style:style>
    <style:style style:name="T4" style:family="text">
      <style:text-properties fo:font-variant="normal" fo:text-transform="none" fo:color="#faa700" style:font-name="sans-serif" fo:font-size="9pt" fo:letter-spacing="normal" fo:font-style="normal" style:text-underline-style="solid" style:text-underline-width="auto" style:text-underline-color="font-color" fo:font-weight="normal" fo:background-color="transparent"/>
    </style:style>
    <style:style style:name="T5" style:family="text">
      <style:text-properties fo:font-variant="normal" fo:text-transform="none" fo:color="#0b0080" style:text-line-through-style="none" style:font-name="sans-serif" fo:font-size="9pt" fo:letter-spacing="normal" fo:font-style="normal" style:text-underline-style="none" fo:font-weight="normal" style:text-blinking="false" fo:background-color="transparen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324643861" text:style-name="L1">
        <text:list-item>
          <text:p text:style-name="P1">面向对象编程语言 的虚函数</text:p>
        </text:list-item>
      </text:list>
      <text:p text:style-name="Standard"/>
      <text:p text:style-name="Standard">维基百科 ：</text:p>
      <text:p text:style-name="Standard"><text:span text:style-name="T1">In </text:span><text:a xlink:type="simple" xlink:href="http://en.wikipedia.org/wiki/Object-oriented_programming"><text:span text:style-name="T4">object-oriented programming</text:span></text:a><text:span text:style-name="T1">, a <text:s/></text:span><text:span text:style-name="T2">virtual function</text:span><text:span text:style-name="T3"> <text:s/></text:span><text:span text:style-name="T1">or <text:s/></text:span><text:span text:style-name="T2">virtual method</text:span><text:span text:style-name="T3"> <text:s/></text:span><text:span text:style-name="T1">is a <text:s/></text:span><text:a xlink:type="simple" xlink:href="http://en.wikipedia.org/wiki/Function_(computer_science)"><text:span text:style-name="T5">function</text:span></text:a><text:span text:style-name="T3"> <text:s/></text:span><text:span text:style-name="T1">or <text:s/></text:span><text:a xlink:type="simple" xlink:href="http://en.wikipedia.org/wiki/Method_(computer_science)"><text:span text:style-name="T5">method</text:span></text:a><text:span text:style-name="T3"> <text:s/></text:span><text:span text:style-name="T1">whose behavior can be </text:span><text:a xlink:type="simple" xlink:href="http://en.wikipedia.org/wiki/Method_overriding_(programming)"><text:span text:style-name="T5">overridden</text:span></text:a><text:span text:style-name="T3"> <text:s/></text:span><text:span text:style-name="T1">within an inheriting class by a function with the same <text:s/></text:span><text:a xlink:type="simple" xlink:href="http://en.wikipedia.org/wiki/Method_signature"><text:span text:style-name="T5">signature</text:span></text:a><text:span text:style-name="T1">. This concept is an important part of the </text:span><text:a xlink:type="simple" xlink:href="http://en.wikipedia.org/wiki/Polymorphism_(computer_science)"><text:span text:style-name="T5">polymorphism</text:span></text:a><text:span text:style-name="T3"> <text:s/></text:span><text:span text:style-name="T1">portion of <text:s/></text:span><text:a xlink:type="simple" xlink:href="http://en.wikipedia.org/wiki/Object-oriented_programming"><text:span text:style-name="T5">object-oriented programming</text:span></text:a><text:span text:style-name="T3"> <text:s/></text:span><text:span text:style-name="T1">(OOP).</text:span></text:p>
      <text:p text:style-name="P2"/>
      <text:p text:style-name="P2">2. 大端 小端 </text:p>
      <text:p text:style-name="Standard"/>
      <text:p text:style-name="Standard">传输数据 ，</text:p>
      <text:p text:style-name="Standard">先传输低位字节 ，再传输高位字节 - 小端 。</text:p>
      <text:p text:style-name="Standard">先传输高位字节 ，再传输低位字节 - 大端 。</text:p>
      <text:p text:style-name="Standard"/>
      <text:p text:style-name="Standard">以数据 0x0A 0B 0C 0D 来说 。</text:p>
      <text:p text:style-name="Standard">（1）数据以 8-bit 为单位</text:p>
      <text:p text:style-name="Standard">小端 ： 0x0D, 0x0C, 0x0B, 0x0A</text:p>
      <text:p text:style-name="Standard">大端： <text:s/>0x0A, 0x0B, 0x0C, 0x0D</text:p>
      <text:p text:style-name="Standard"/>
      <text:p text:style-name="Standard">(2) 数据以 16-bit 为单位</text:p>
      <text:p text:style-name="Standard">小端 ：0x0C0D, 0x0A0B</text:p>
      <text:p text:style-name="Standard">大端 ：0x0A0B, 0x0C0D</text:p>
      <text:p text:style-name="Standard"/>
      <text:p text:style-name="Standard"/>
      <text:p text:style-name="P3">3. <text:s/>按下 F5 - &gt; Headings 里可以看到文档结构图 ，前提是文档对应的标题需要做 heading 1 heading2 的设置 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per Li</meta:initial-creator>
    <meta:creation-date>2014-02-13T11:13:38</meta:creation-date>
    <dc:date>2014-02-18T15:29:08</dc:date>
    <dc:creator>Jasper Li</dc:creator>
    <meta:editing-duration>PT34M59S</meta:editing-duration>
    <meta:editing-cycles>5</meta:editing-cycles>
    <meta:generator>LibreOffice/3.5$Linux_X86_64 LibreOffice_project/350m1$Build-2</meta:generator>
    <meta:document-statistic meta:table-count="0" meta:image-count="0" meta:object-count="0" meta:page-count="1" meta:paragraph-count="15" meta:word-count="156" meta:character-count="605" meta:non-whitespace-character-count="500"/>
  </office:meta>
</office:document-meta>
</file>